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><draw:frame draw:style-name="fr2" draw:name="Cadre1" text:anchor-type="paragraph" svg:x="7.77cm" svg:y="0.372cm" svg:width="7.631cm" svg:height="3.635cm" draw:z-index="0"><draw:text-box><text:p text:style-name="UrbanBody">SPW DGO4</text:p><text:p text:style-name="UrbanBody">Direction générale opérationnelle</text:p><text:p text:style-name="UrbanBody">Aménagement du Territoire, Logement, Patrimoine et Energie</text:p><text:p text:style-name="UrbanBody">Place Léopold, 3 – Immeuble « BIBOT »</text:p><text:p text:style-name="UrbanBody">5000 Namur</text:p><text:p text:style-name="UrbanTitle2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Title3">Vos références : <text:text-input text:description="Référence DGATLP">self.getReferenceDGATLP() </text:text-input></text:p>
      <text:p text:style-name="UrbanTitle3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onsieur, Madame,</text:p>
      <text:p text:style-name="UrbanBody"/>
      <text:p text:style-name="UrbanBody">En réponse à votre correspondance du <text:text-input text:description="Date de réception de la réponse du transmis primo dossier RW">tool.formatDate(self.getLastWalloonRegionPrimo().getReceiptDate())</text:text-input> relative à l'objet sous rubrique, 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UrbanBody"/>
      <text:p text:style-name="UrbanBody">Nous vous en souhaitons bonne réception et vous prions d’agréer, Madame, Monsieur, nos salutations distinguées.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1:01:09</dc:date>
    <dc:language>fr-FR</dc:language>
    <meta:editing-cycles>67</meta:editing-cycles>
    <meta:editing-duration>P1DT8H17M21S</meta:editing-duration>
    <dc:creator>sde </dc:creator>
    <meta:document-statistic meta:table-count="0" meta:image-count="0" meta:object-count="0" meta:page-count="1" meta:paragraph-count="20" meta:word-count="116" meta:character-count="1032"/>
    <meta:user-defined meta:name="Info 1"/>
    <meta:user-defined meta:name="Info 2"/>
    <meta:user-defined meta:name="Info 3"/>
    <meta:user-defined meta:name="Info 4"/>
  </office:meta>
</office:document-meta>
</file>